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officeooo:paragraph-rsid="00113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mailto:git@github.com" text:style-name="Internet_20_link" text:visited-style-name="Visited_20_Internet_20_Link">git@github.com</text:a>:JachinLin123/ubuntu_study.g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09:12:38.865154424</meta:creation-date>
    <dc:date>2019-08-18T10:33:30.544650156</dc:date>
    <meta:editing-duration>PT49M49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6.0.3.2$Linux_X86_64 LibreOffice_project/00m0$Build-2</meta:generator>
  </office:meta>
</office:document-meta>
</file>